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9cm"/>
    </style:style>
    <style:style style:name="co2" style:family="table-column">
      <style:table-column-properties fo:break-before="auto" style:column-width="11.218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3.272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1.67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Liberation Sans1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querimientos</text:p>
          </table:table-cell>
          <table:table-cell table:style-name="ce2" office:value-type="string" calcext:value-type="string">
            <text:p>Posibilidades</text:p>
          </table:table-cell>
          <table:table-cell table:style-name="ce2" office:value-type="string" calcext:value-type="string">
            <text:p>Hecho o que falt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menzar el juego con Astro-MegaShip y obstáculos en pantalla</text:p>
          </table:table-cell>
          <table:table-cell table:style-name="ce3" office:value-type="string" calcext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ovimiento de obstáculos</text:p>
          </table:table-cell>
          <table:table-cell table:style-name="ce3" office:value-type="string" calcext:value-type="string">
            <text:p>Los obstáculos se mueven en diagonal de arriba hacia abajo, algunos hacia la derecha y otros hacia la izquierda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ovimiento de Astro-MegaShip</text:p>
          </table:table-cell>
          <table:table-cell table:style-name="ce3" office:value-type="string" calcext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Destructores Estelares</text:p>
          </table:table-cell>
          <table:table-cell table:style-name="ce3" office:value-type="string" calcext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Disparos de iones de Destructores Estelares</text:p>
          </table:table-cell>
          <table:table-cell table:style-name="ce3" office:value-type="string" calcext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Proyectil de Jugador Astro-MegaShip</text:p>
          </table:table-cell>
          <table:table-cell table:style-name="ce3" office:value-type="string" calcext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erder el juego</text:p>
          </table:table-cell>
          <table:table-cell table:style-name="ce3" office:value-type="string" calcext:value-type="string">
            <text:p>Si un Destructor Estelar, un proyectil de iones o un asteroide alcanza la posición de la Astro-MegaShip y la toca, perdemos el juego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parición de nuevos Destructores Estelares</text:p>
          </table:table-cell>
          <table:table-cell table:style-name="ce3" office:value-type="string" calcext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Ganar el juego</text:p>
          </table:table-cell>
          <table:table-cell table:style-name="ce3" office:value-type="string" calcext:value-type="string">
            <text:p>Si en algún momento, el juego se queda sin enemigos en pantalla, el juego debe terminar y darse por ganado. Se deberá mostrar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OTA: Se cambio la info de cosas que esta repetida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querimientos opcionales</text:p>
          </table:table-cell>
          <table:table-cell table:style-name="ce2" office:value-type="string" calcext:value-type="string">
            <text:p>Posibilidades</text:p>
          </table:table-cell>
          <table:table-cell table:style-name="ce2" office:value-type="string" calcext:value-type="string">
            <text:p>Hecho o que falta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Destructores Estelares kamikazes</text:p>
          </table:table-cell>
          <table:table-cell table:style-name="ce3" office:value-type="string" calcext:value-type="string">
            <text:p>Destructores Estelares especiales que sean kamikazes: cuando detectan la presencia de. La Astro-MegaShip vuelan rápidamente hacia su ubicación para que ambas exploten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Vidas o niveles de energía</text:p>
          </table:table-cell>
          <table:table-cell table:style-name="ce3" office:value-type="string" calcext:value-type="string">
            <text:p>Varias vidas, o niveles de energı́a que vayan disminuyendo a medida que los Destructores Estelares hagan contacto con la Astro-MegaShip.</text:p>
          </table:table-cell>
          <table:table-cell table:style-name="ce11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parición de ítems para puntaje/vidas extra</text:p>
          </table:table-cell>
          <table:table-cell table:style-name="ce3" office:value-type="string" calcext:value-type="string">
            <text:p>Que aparezcan ı́tems en distintos lugares del juego que vayan cayendo que le den puntaje/vidas extra a la Astro-MegaShip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Niveles con incremento de dificultad y/o velocidad</text:p>
          </table:table-cell>
          <table:table-cell table:style-name="ce3" office:value-type="string" calcext:value-type="string">
            <text:p>Niveles: La posibilidad de comenzar un nuevo nivel después de jugar determinada cantidad de tiempo o después de determinada cantidad de puntaje acumulado, e incrementar la <text:span text:style-name="T1">dificultad</text:span> y/o <text:span text:style-name="T1">velocidad</text:span> de cada nivel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tructor Estelar colosal como jefe final o de nivel</text:p>
          </table:table-cell>
          <table:table-cell table:style-name="ce3" office:value-type="string" calcext:value-type="string">
            <text:p>Que aparezca un Destructor Estelar colosal como jefe final o de nivel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Bruno Berini</meta:initial-creator>
    <meta:creation-date>2023-05-17T13:24:33Z</meta:creation-date>
    <dc:date>2023-05-23T06:08:42.059421883</dc:date>
    <meta:editing-cycles>6</meta:editing-cycles>
    <meta:editing-duration>PT4H1M10S</meta:editing-duration>
    <meta:document-statistic meta:table-count="1" meta:cell-count="49" meta:object-count="0"/>
  </office:meta>
</office:document-meta>
</file>